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1.155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191cm"/>
    </style:style>
    <style:style style:name="co16" style:family="table-column">
      <style:table-column-properties fo:break-before="auto" style:column-width="2.219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4.44cm"/>
    </style:style>
    <style:style style:name="co20" style:family="table-column">
      <style:table-column-properties fo:break-before="auto" style:column-width="8.491cm"/>
    </style:style>
    <style:style style:name="co21" style:family="table-column">
      <style:table-column-properties fo:break-before="auto" style:column-width="13.735cm"/>
    </style:style>
    <style:style style:name="co22" style:family="table-column">
      <style:table-column-properties fo:break-before="auto" style:column-width="7.325cm"/>
    </style:style>
    <style:style style:name="co23" style:family="table-column">
      <style:table-column-properties fo:break-before="auto" style:column-width="7.2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T1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7, 2009, 09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Let4?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table:style-name="ce12" office:value-type="string">
            <text:p>constructor without name not handled properly, see testBad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&amp;T problem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3" office:value-type="string">
            <text:p>Various typecheking errors related to &amp;T; sort wrong result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Syntax change needed: Bodies of statements vs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9" office:value-type="string">
            <text:p>-</text:p>
          </table:table-cell>
          <table:table-cell table:style-name="ce19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9"/>
          <table:table-cell table:style-name="ce9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9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/>
          <table:table-cell table:style-name="ce9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9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9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9"/>
          <table:table-cell table:style-name="ce9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4"/>
          <table:table-cell table:style-name="ce9" table:number-columns-repeated="2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19" table:number-columns-repeated="7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9"/>
          <table:table-cell table:style-name="ce9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4"/>
          <table:table-cell table:style-name="ce9" table:number-columns-repeated="3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6" table:number-columns-repeated="2"/>
          <table:table-cell table:style-name="ce9" table:number-columns-repeated="7"/>
          <table:table-cell table:style-name="ce19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9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 table:number-columns-repeated="8"/>
          <table:table-cell table:style-name="ce9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9"/>
          <table:table-cell table:style-name="ce9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9"/>
          <table:table-cell table:style-name="ce19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1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/01/2009</text:date>, <text:time>11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9-01-08T11:55:37</dc:date>
    <meta:editing-cycles>102</meta:editing-cycles>
    <meta:editing-duration>P9DT9H47M25S</meta:editing-duration>
    <meta:user-defined meta:name="Info 1"/>
    <meta:user-defined meta:name="Info 2"/>
    <meta:user-defined meta:name="Info 3"/>
    <meta:user-defined meta:name="Info 4"/>
    <meta:document-statistic meta:table-count="7" meta:cell-count="1177"/>
  </office:meta>
</office:document-meta>
</file>